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style style:name="P3" style:family="paragraph" style:parent-style-name="Standard">
      <style:text-properties officeooo:rsid="000be914" officeooo:paragraph-rsid="000be914"/>
    </style:style>
    <style:style style:name="P4" style:family="paragraph" style:parent-style-name="Standard">
      <style:paragraph-properties fo:text-align="center" style:justify-single-word="false"/>
      <style:text-properties officeooo:rsid="000be914" officeooo:paragraph-rsid="000be914"/>
    </style:style>
    <style:style style:name="P5" style:family="paragraph" style:parent-style-name="Standard">
      <style:text-properties officeooo:rsid="000be914" officeooo:paragraph-rsid="00113a0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be914" officeooo:paragraph-rsid="001406f2"/>
    </style:style>
    <style:style style:name="P7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officeooo:rsid="000be914" officeooo:paragraph-rsid="001406f2"/>
    </style:style>
    <style:style style:name="P8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officeooo:rsid="000be914" officeooo:paragraph-rsid="001406f2"/>
    </style:style>
    <style:style style:name="P10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12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1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be914" officeooo:paragraph-rsid="000be914" style:font-weight-asian="bold" style:font-weight-complex="bold"/>
    </style:style>
    <style:style style:name="P15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6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8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9" style:family="paragraph" style:parent-style-name="Standard">
      <style:text-properties officeooo:rsid="000c73eb" officeooo:paragraph-rsid="000c73eb"/>
    </style:style>
    <style:style style:name="P20" style:family="paragraph" style:parent-style-name="Standard">
      <style:text-properties officeooo:rsid="000e0304" officeooo:paragraph-rsid="000e0304"/>
    </style:style>
    <style:style style:name="P21" style:family="paragraph" style:parent-style-name="Standard">
      <style:text-properties officeooo:rsid="0012b898" officeooo:paragraph-rsid="0012b898"/>
    </style:style>
    <style:style style:name="P22" style:family="paragraph" style:parent-style-name="Standard">
      <style:text-properties officeooo:rsid="0012b898" officeooo:paragraph-rsid="00156a66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56a66"/>
    </style:style>
    <style:style style:name="P24" style:family="paragraph" style:parent-style-name="Standard">
      <style:text-properties officeooo:rsid="001406f2" officeooo:paragraph-rsid="001406f2"/>
    </style:style>
    <style:style style:name="T1" style:family="text">
      <style:text-properties officeooo:rsid="000c73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f41c" style:font-style-asian="italic" style:font-style-complex="italic"/>
    </style:style>
    <style:style style:name="T4" style:family="text">
      <style:text-properties fo:font-style="italic" officeooo:rsid="00113a0d" style:font-style-asian="italic" style:font-style-complex="italic"/>
    </style:style>
    <style:style style:name="T5" style:family="text">
      <style:text-properties fo:font-style="italic" officeooo:rsid="001406f2" style:font-style-asian="italic" style:font-style-complex="italic"/>
    </style:style>
    <style:style style:name="T6" style:family="text">
      <style:text-properties fo:font-style="italic" officeooo:rsid="000e0304" style:font-style-asian="italic" style:font-style-complex="italic"/>
    </style:style>
    <style:style style:name="T7" style:family="text">
      <style:text-properties fo:font-style="italic" officeooo:rsid="0017a9c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6a66" style:font-weight-asian="bold" style:font-weight-complex="bold"/>
    </style:style>
    <style:style style:name="T10" style:family="text">
      <style:text-properties officeooo:rsid="000e030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ff41c" style:font-style-asian="normal" style:font-style-complex="normal"/>
    </style:style>
    <style:style style:name="T13" style:family="text">
      <style:text-properties fo:font-style="normal" officeooo:rsid="001406f2" style:font-style-asian="normal" style:font-style-complex="normal"/>
    </style:style>
    <style:style style:name="T14" style:family="text">
      <style:text-properties fo:font-style="normal" officeooo:rsid="001727cc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727cc" style:font-style-asian="normal" style:font-weight-asian="bold" style:font-style-complex="normal" style:font-weight-complex="bold"/>
    </style:style>
    <style:style style:name="T17" style:family="text">
      <style:text-properties officeooo:rsid="00113a0d"/>
    </style:style>
    <style:style style:name="T18" style:family="text">
      <style:text-properties officeooo:rsid="001406f2"/>
    </style:style>
    <style:style style:name="T19" style:family="text">
      <style:text-properties officeooo:rsid="00156a66"/>
    </style:style>
    <style:style style:name="T20" style:family="text">
      <style:text-properties officeooo:rsid="001727cc"/>
    </style:style>
    <style:style style:name="T21" style:family="text">
      <style:text-properties officeooo:rsid="0017a9c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Z80 Home Brew #3</text:p>
      <text:p text:style-name="P14">Monitor ROM</text:p>
      <text:p text:style-name="P4"><text:date style:data-style-name="N41" text:date-value="2022-12-11T20:57:41.819092137">December 11, 2022</text:date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136_1158399634" text:style-name="Index_20_Link" text:visited-style-name="Index_20_Link">Overview<text:tab/>1</text:a></text:p>
          <text:p text:style-name="P1"><text:a xlink:type="simple" xlink:href="#__RefHeading___Toc1138_1158399634" text:style-name="Index_20_Link" text:visited-style-name="Index_20_Link">Implemented Commands<text:tab/>1</text:a></text:p>
          <text:p text:style-name="P1"><text:a xlink:type="simple" xlink:href="#__RefHeading___Toc1156_1158399634" text:style-name="Index_20_Link" text:visited-style-name="Index_20_Link">Unknown Commands<text:tab/>2</text:a></text:p>
          <text:p text:style-name="P1"><text:a xlink:type="simple" xlink:href="#__RefHeading___Toc1214_1158399634" text:style-name="Index_20_Link" text:visited-style-name="Index_20_Link">Host Control Commands<text:tab/>2</text:a></text:p>
        </text:index-body>
      </text:table-of-content>
      <text:p text:style-name="P3"/>
      <text:h text:style-name="Heading_20_2" text:outline-level="2"><text:bookmark-start text:name="__RefHeading___Toc1136_1158399634"/>Overview<text:bookmark-end text:name="__RefHeading___Toc1136_1158399634"/></text:h>
      <text:p text:style-name="P20">The monitor may be entered from a running program by pressing the NMI button or by executing a RST 1 instruction (0xCF) in the program. In the case of RST 1, the saved PC will point to the RST 1 instruction (not the next instruction). In both cases, the saved PC is printed after a ‘&gt;’ character before entering the monitor loop.</text:p>
      <text:p text:style-name="P20"/>
      <text:p text:style-name="P24">Pressing NMI while running the monitor is similar to RESET.</text:p>
      <text:h text:style-name="Heading_20_2" text:outline-level="2"><text:bookmark-start text:name="__RefHeading___Toc1138_1158399634"/><text:span text:style-name="T1">Implemented </text:span>Commands<text:bookmark-end text:name="__RefHeading___Toc1138_1158399634"/></text:h>
      <text:p text:style-name="P19"><text:span text:style-name="T12">In the following, </text:span><text:span text:style-name="T3">a</text:span><text:span text:style-name="T2">ddr</text:span> <text:span text:style-name="T17">and </text:span><text:span text:style-name="T4">byte</text:span><text:span text:style-name="T17"> are</text:span> entered in hexadecimal. <text:span text:style-name="T8">[ ]</text:span> means the parameter is optional. CR means the carriage return key.</text:p>
      <text:p text:style-name="P19"/>
      <text:p text:style-name="P8">[<text:span text:style-name="T2">addr</text:span>]CR</text:p>
      <text:p text:style-name="P6">print the byte stored at <text:span text:style-name="T2">addr</text:span><text:span text:style-name="T11">, </text:span><text:span text:style-name="T13">advance </text:span><text:span text:style-name="T2">addr</text:span><text:span text:style-name="T11"> </text:span><text:span text:style-name="T13">by 1.</text:span></text:p>
      <text:p text:style-name="P5"/>
      <text:p text:style-name="P8">[<text:span text:style-name="T2">addr</text:span>]<text:span text:style-name="T8">/</text:span></text:p>
      <text:p text:style-name="P6">print the word stored at <text:span text:style-name="T2">addr</text:span>, <text:span text:style-name="T18">advance </text:span><text:span text:style-name="T2">addr</text:span> <text:span text:style-name="T18">by 2. </text:span><text:span text:style-name="T19">Also used after </text:span><text:span text:style-name="T9">T</text:span><text:span text:style-name="T19"> or </text:span><text:span text:style-name="T9">R</text:span><text:span text:style-name="T19"> commands to view subsequent values/</text:span></text:p>
      <text:p text:style-name="P5"/>
      <text:p text:style-name="P8">[<text:span text:style-name="T2">addr</text:span>]<text:span text:style-name="T15">I</text:span></text:p>
      <text:p text:style-name="P6">Input bytes starting at <text:span text:style-name="T2">addr</text:span>. <text:span text:style-name="T18">Prints address and current contents and waits for input. Commands are:</text:span></text:p>
      <text:p text:style-name="P7">[<text:span text:style-name="T2">byte</text:span>]CR</text:p>
      <text:p text:style-name="P9">store <text:span text:style-name="T2">byte</text:span> <text:span text:style-name="T19">(if entered) </text:span><text:span text:style-name="T18">in </text:span><text:span text:style-name="T5">addr</text:span><text:span text:style-name="T18">, </text:span><text:span text:style-name="T21">increment</text:span><text:span text:style-name="T18"> </text:span><text:span text:style-name="T6">addr</text:span><text:span text:style-name="T10"> </text:span><text:span text:style-name="T18">by</text:span><text:span text:style-name="T10"> 1. </text:span></text:p>
      <text:p text:style-name="P15">-</text:p>
      <text:p text:style-name="P9"><text:span text:style-name="T18">decrement</text:span> <text:span text:style-name="T6">addr</text:span><text:span text:style-name="T10"> </text:span><text:span text:style-name="T18">by 1.</text:span></text:p>
      <text:p text:style-name="P15">.</text:p>
      <text:p text:style-name="P9"><text:span text:style-name="T19">return</text:span> to monitor</text:p>
      <text:p text:style-name="P5"/>
      <text:p text:style-name="P8">[<text:span text:style-name="T2">addr</text:span>]<text:span text:style-name="T8">G</text:span></text:p>
      <text:p text:style-name="P6">Go (start execution) at <text:span text:style-name="T2">addr</text:span> or saved PC</text:p>
      <text:p text:style-name="P3"/>
      <text:p text:style-name="P17"><text:soft-page-break/>P</text:p>
      <text:p text:style-name="P6">start execution at PC+1 (for <text:span text:style-name="T20">continuing after </text:span>RST 1 traps).</text:p>
      <text:p text:style-name="P3"/>
      <text:p text:style-name="P17">T</text:p>
      <text:p text:style-name="P6">print word at <text:span text:style-name="T18">saved </text:span>SP <text:span text:style-name="T20">(top of stack)</text:span>, <text:span text:style-name="T21">increment</text:span><text:span text:style-name="T18"> </text:span><text:span text:style-name="T2">addr</text:span><text:span text:style-name="T11"> </text:span><text:span text:style-name="T13">by 2. </text:span><text:span text:style-name="T14">The top of stack will not include the PC that was pushed as part of the NMI or RST 1. The rest of the stack may be viewed by using </text:span><text:span text:style-name="T16">/</text:span><text:span text:style-name="T14"> commands.</text:span></text:p>
      <text:p text:style-name="P3"/>
      <text:p text:style-name="P8"><text:span text:style-name="T8">R</text:span><text:span text:style-name="T2">reg</text:span><text:span text:style-name="T8">/</text:span></text:p>
      <text:p text:style-name="P6">print <text:span text:style-name="T19">contents of</text:span> saved register pair. <text:span text:style-name="T2">reg</text:span> <text:span text:style-name="T19">is one of</text:span>: A,B,D,H,A',B',D',H',X,Y,S,P. <text:span text:style-name="T21">Increment </text:span><text:span text:style-name="T7">addr</text:span><text:span text:style-name="T21"> by 2, effectively selecting the next register pair.</text:span></text:p>
      <text:h text:style-name="Heading_20_2" text:outline-level="2"><text:bookmark-start text:name="__RefHeading___Toc1156_1158399634"/>Unknown Commands<text:bookmark-end text:name="__RefHeading___Toc1156_1158399634"/></text:h>
      <text:p text:style-name="P22">^</text:p>
      <text:p text:style-name="P23">“up”?</text:p>
      <text:p text:style-name="P21"/>
      <text:p text:style-name="P22">V</text:p>
      <text:p text:style-name="P23">“down”?</text:p>
      <text:p text:style-name="P22"/>
      <text:p text:style-name="P22">H</text:p>
      <text:p text:style-name="P23">Host control mode?</text:p>
      <text:h text:style-name="Heading_20_2" text:outline-level="2"><text:bookmark-start text:name="__RefHeading___Toc1214_1158399634"/>Host Control Commands<text:bookmark-end text:name="__RefHeading___Toc1214_1158399634"/></text:h>
      <text:p text:style-name="P21">x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Z80 home Brew #3 – Monitor ROM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18:20.315368397</meta:creation-date>
    <dc:date>2022-12-11T20:57:41.628513819</dc:date>
    <meta:editing-duration>PT48M1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21" meta:character-count="1723" meta:non-whitespace-character-count="1443"/>
  </office:meta>
</office:document-meta>
</file>